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fbfc1"/>
    </style:style>
    <style:style style:name="P2" style:family="paragraph" style:parent-style-name="Standard">
      <style:text-properties officeooo:paragraph-rsid="002124c9"/>
    </style:style>
    <style:style style:name="T1" style:family="text">
      <style:text-properties officeooo:rsid="001fbfc1"/>
    </style:style>
    <style:style style:name="T2" style:family="text">
      <style:text-properties officeooo:rsid="002124c9"/>
    </style:style>
    <style:style style:name="T3" style:family="text">
      <style:text-properties officeooo:rsid="0022af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l pregonero no tiene unido su pregón al los dulces diarios, los tiene unidos con el miedo al hambre de por la noche.</text:span></text:p>
      <text:p text:style-name="P1"><text:span text:style-name="T1"/></text:p>
      <text:p text:style-name="P2"><text:span text:style-name="T2">En otras palabras, el pregonero está enfermo, tiene algo roto en la cabeza, porque cuando por la mañana agarra su caja de dulces, inevitablemente empieza a susurrar su canto, no recuerdo que dice, pero es algo trivial e insoportable.</text:span></text:p>
      <text:p text:style-name="P2"><text:span text:style-name="T2"/></text:p>
      <text:p text:style-name="P2"><text:span text:style-name="T2">Vende su mercancía en los semáforos, por lo que es improbable que alguien lo oiga, excepto su exasperada familia. Los choferes lo ven desde sus ventanillas, mientras la boca del vendedor se mueve compulsivamente, y a veces le compra</text:span><text:span text:style-name="T3">n</text:span><text:span text:style-name="T2"> un flan, y entonces oyen el susurro, que ahora es inút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l Iglesias</meta:initial-creator>
    <meta:creation-date>2011-04-15T10:57:32</meta:creation-date>
    <meta:document-statistic meta:table-count="0" meta:image-count="0" meta:object-count="0" meta:page-count="1" meta:paragraph-count="3" meta:word-count="112" meta:character-count="641"/>
    <dc:date>2011-04-15T11:46:09</dc:date>
    <dc:creator>Miguel Iglesias</dc:creator>
    <meta:editing-duration>PT00H00M27S</meta:editing-duration>
    <meta:editing-cycles>1</meta:editing-cycles>
    <meta:generator>OpenOffice.org/3.2$Linux OpenOffice.org_project/320m19$Build-9505</meta:generator>
  </office:meta>
</office:document-meta>
</file>